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54.82mm" svg:height="68.26mm" svg:x="195.34mm" svg:y="66.95mm">
            <loext:p draw:notify-on-update-of-ranges="'2015-2016'.B2:'2015-2016'.B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table:number-columns-repeated="1003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table:number-columns-repeated="1003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table:number-columns-repeated="1003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table:number-columns-repeated="1003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5]+[.P16]" office:value-type="float" office:value="1566" calcext:value-type="float">
            <text:p>156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Q16]+[.P17]" office:value-type="float" office:value="1562" calcext:value-type="float">
            <text:p>1562</text:p>
          </table:table-cell>
          <table:table-cell table:number-columns-repeated="1003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17]+[.P18]" office:value-type="float" office:value="1561" calcext:value-type="float">
            <text:p>1561</text:p>
          </table:table-cell>
          <table:table-cell table:number-columns-repeated="1003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2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[.Q18]+[.P19]" office:value-type="float" office:value="1565" calcext:value-type="float">
            <text:p>156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2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[.Q19]+[.P20]" office:value-type="float" office:value="1574" calcext:value-type="float">
            <text:p>1574</text:p>
          </table:table-cell>
          <table:table-cell table:number-columns-repeated="1003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[.Q20]+[.P21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2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[.Q21]+[.P22]" office:value-type="float" office:value="1564" calcext:value-type="float">
            <text:p>1564</text:p>
          </table:table-cell>
          <table:table-cell table:number-columns-repeated="1003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2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22]+[.P23]" office:value-type="float" office:value="1559" calcext:value-type="float">
            <text:p>1559</text:p>
          </table:table-cell>
          <table:table-cell table:number-columns-repeated="1003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Q23]+[.P24]" office:value-type="float" office:value="1553" calcext:value-type="float">
            <text:p>1553</text:p>
          </table:table-cell>
          <table:table-cell table:number-columns-repeated="1003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2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[.Q24]+[.P25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2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5]+[.P26]" office:value-type="float" office:value="1552" calcext:value-type="float">
            <text:p>1552</text:p>
          </table:table-cell>
          <table:table-cell table:number-columns-repeated="1003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26]+[.P27]" office:value-type="float" office:value="1555" calcext:value-type="float">
            <text:p>15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27]+[.P28]" office:value-type="float" office:value="1556" calcext:value-type="float">
            <text:p>1556</text:p>
          </table:table-cell>
          <table:table-cell table:number-columns-repeated="1003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2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8]+[.P29]" office:value-type="float" office:value="1549" calcext:value-type="float">
            <text:p>1549</text:p>
          </table:table-cell>
          <table:table-cell table:number-columns-repeated="1003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20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[.Q29]+[.P30]" office:value-type="float" office:value="1538" calcext:value-type="float">
            <text:p>153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30]+[.P31]" office:value-type="float" office:value="1541" calcext:value-type="float">
            <text:p>1541</text:p>
          </table:table-cell>
          <table:table-cell table:number-columns-repeated="1003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[.Q31]+[.P32]" office:value-type="float" office:value="1552" calcext:value-type="float">
            <text:p>155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Q32]+[.P33]" office:value-type="float" office:value="1546" calcext:value-type="float">
            <text:p>1546</text:p>
          </table:table-cell>
          <table:table-cell table:number-columns-repeated="1003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[.Q33]+[.P34]" office:value-type="float" office:value="1533" calcext:value-type="float">
            <text:p>153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2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[.Q34]+[.P35]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4">
          <table:table-cell table:number-columns-repeated="13"/>
          <table:table-cell table:style-name="ce20"/>
          <table:table-cell table:style-name="ce22"/>
          <table:table-cell table:number-columns-repeated="1005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154.82mm" svg:height="68.26mm" svg:x="195.34mm" svg:y="66.95mm">
            <loext:p draw:notify-on-update-of-ranges="'2016-2017'.B2:'2016-2017'.B40 '2016-2017'.Q1:'2016-2017'.Q1 '2016-2017'.Q2:'2016-2017'.Q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]+[.P3]" office:value-type="float" office:value="1515" calcext:value-type="float">
            <text:p>151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Q3]+[.P4]" office:value-type="float" office:value="1511" calcext:value-type="float">
            <text:p>1511</text:p>
          </table:table-cell>
          <table:table-cell table:number-columns-repeated="1003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[.Q4]+[.P5]" office:value-type="float" office:value="1525" calcext:value-type="float">
            <text:p>152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2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5]+[.P6]" office:value-type="float" office:value="1524" calcext:value-type="float">
            <text:p>1524</text:p>
          </table:table-cell>
          <table:table-cell table:number-columns-repeated="1003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6]+[.P7]" office:value-type="float" office:value="1519" calcext:value-type="float">
            <text:p>151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2" table:formula="of:=COUNTIF([.D8:.L8];IF([.N8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7]+[.P8]" office:value-type="float" office:value="1531" calcext:value-type="float">
            <text:p>1531</text:p>
          </table:table-cell>
          <table:table-cell table:number-columns-repeated="1003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[.Q8]+[.P9]" office:value-type="float" office:value="1543" calcext:value-type="float">
            <text:p>154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9]+[.P10]" office:value-type="float" office:value="1541" calcext:value-type="float">
            <text:p>1541</text:p>
          </table:table-cell>
          <table:table-cell table:number-columns-repeated="1003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Q10]+[.P11]" office:value-type="float" office:value="1533" calcext:value-type="float">
            <text:p>153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2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[.Q11]+[.P12]" office:value-type="float" office:value="1545" calcext:value-type="float">
            <text:p>1545</text:p>
          </table:table-cell>
          <table:table-cell table:number-columns-repeated="1003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2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[.Q12]+[.P13]" office:value-type="float" office:value="1550" calcext:value-type="float">
            <text:p>155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[.Q13]+[.P14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0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2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14]+[.P15]" office:value-type="float" office:value="1553" calcext:value-type="float">
            <text:p>155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2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15]+[.P16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16]+[.P17]" office:value-type="float" office:value="1552" calcext:value-type="float">
            <text:p>155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[.Q17]+[.P18]" office:value-type="float" office:value="1550" calcext:value-type="float">
            <text:p>1550</text:p>
          </table:table-cell>
          <table:table-cell table:number-columns-repeated="1003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2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18]+[.P19]" office:value-type="float" office:value="1548" calcext:value-type="float">
            <text:p>1548</text:p>
          </table:table-cell>
          <table:table-cell table:number-columns-repeated="1003"/>
        </table:table-row>
        <table:table-row table:style-name="ro1" table:number-rows-repeated="1048556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.00.0000</text:date>, <text:time style:data-style-name="N2" text:time-value="11:17:43.39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133</meta:editing-cycles>
    <meta:editing-duration>PT2H25M59S</meta:editing-duration>
    <dc:title>Saison Ekkart</dc:title>
    <dc:date>2016-11-22T11:22:10.057000000</dc:date>
    <dc:creator>Ekkart Kleinod</dc:creator>
    <meta:generator>LibreOffice/5.1.6.2$Windows_x86 LibreOffice_project/07ac168c60a517dba0f0d7bc7540f5afa45f0909</meta:generator>
    <meta:document-statistic meta:table-count="2" meta:cell-count="7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5-2016'.B2:'2015-2016'.B35 '2015-2016'.Q1:'2015-2016'.Q35" chart:data-source-has-labels="both" svg:x="0.309cm" svg:y="1.187cm" svg:width="14.865cm" svg:height="5.504cm">
          <chartooo:coordinate-region svg:x="2.294cm" svg:y="1.386cm" svg:width="12.647cm" svg:height="4.26cm"/>
          <chart:axis chart:dimension="x" chart:name="primary-x" chart:style-name="ch4" chartooo:axis-type="auto">
            <chartooo:date-scale/>
            <chart:categories table:cell-range-address="'2015-2016'.B2:'2015-2016'.B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5-2016'.B2:'2015-2016'.B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6-2017'.B2:'2016-2017'.B40 '2016-2017'.Q1:'2016-2017'.Q40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2016-2017'.B2:'2016-2017'.B40"/>
          </chart:axis>
          <chart:axis chart:dimension="y" chart:name="primary-y" chart:style-name="ch5"/>
          <chart:series chart:style-name="ch6" chart:values-cell-range-address="'2016-2017'.Q2:'2016-2017'.Q40" chart:label-cell-address="'2016-2017'.Q1:'2016-2017'.Q1" chart:class="chart:line">
            <chart:data-point chart:repeated="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6-2017'.B2:'2016-2017'.B40</svg:desc>
                </draw:g>
              </table:table-cell>
              <table:table-cell office:value-type="float" office:value="1523">
                <text:p>1523</text:p>
                <draw:g>
                  <svg:desc>'2016-2017'.Q2:'2016-2017'.Q40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